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LARAÇÃO</text:p>
      <text:p text:style-name="P1"/>
      <text:p text:style-name="P1"/>
      <text:p text:style-name="P3"><text:s text:c="8"/>EU,____________________________________________________</text:p>
      <text:p text:style-name="P3">RG_____________________CPF________________________________</text:p>
      <text:p text:style-name="P3">Residente e Domiciliado á______________________________________</text:p>
      <text:p text:style-name="P3">___________________proprietário do veiculo de placas_____________</text:p>
      <text:p text:style-name="P3">e chassi______________________________________Ano____________</text:p>
      <text:p text:style-name="P3">venho por meio desta, comunicar a este orgão DETRAN-CE que o motor de n°__________________________que equipava o veiculo acima citado de minha propriedade, foi transferido sua posse para o Sr._________________________________________________________RG________________________CPF_____________________________</text:p>
      <text:p text:style-name="P3">para equipar o veiculo de placas___________________chassi________</text:p>
      <text:p text:style-name="P3">___________________________Ano / Mod________________________</text:p>
      <text:p text:style-name="P3">Atendendo à RESOLUÇÃO 199/ 2006 do CONTRAN, pelo qual assumo total responsabilidade sob pena da lei, sobre a Declaração prestada.</text:p>
      <text:p text:style-name="P3"><text:s text:c="5"/>Venho respeitosamente solicitar a este orgão o Cadastro do Mesmo.</text:p>
      <text:p text:style-name="P3"/>
      <text:p text:style-name="P3"/>
      <text:p text:style-name="P3"><text:s text:c="40"/>Atenciosamente</text:p>
      <text:p text:style-name="P3"/>
      <text:p text:style-name="P3"/>
      <text:p text:style-name="P3"><text:s text:c="8"/>______________de_______________de___________</text:p>
      <text:p text:style-name="P3"/>
      <text:p text:style-name="P3"/>
      <text:p text:style-name="P3"/>
      <text:p text:style-name="P3"><text:s text:c="5"/>___________________________________________________</text:p>
      <text:p text:style-name="P3"><text:s text:c="7"/>( Assinatura com reconhecimento de firma obrigatório) </text:p>
      <text:p text:style-name="P2"/>
      <text:p text:style-name="P2"/>
      <text:p text:style-name="P2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(F) Sousa</meta:initial-creator>
    <meta:creation-date>2015-01-07T15:00:41</meta:creation-date>
    <dc:date>2015-01-07T15:31:08</dc:date>
    <dc:creator>(F) Sousa</dc:creator>
    <meta:editing-duration>PT30M27S</meta:editing-duration>
    <meta:editing-cycles>6</meta:editing-cycles>
    <meta:generator>LibreOffice/3.4$Linux LibreOffice_project/340m1$Build-502</meta:generator>
    <meta:document-statistic meta:table-count="0" meta:image-count="0" meta:object-count="0" meta:page-count="1" meta:paragraph-count="16" meta:word-count="92" meta:character-count="1180" meta:non-whitespace-character-count="1023"/>
  </office:meta>
</office:document-meta>
</file>